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instrument</text:p>
          </table:table-cell>
        </table:table-row>
        <table:table-row>
          <table:table-cell office:value-type="string">
            <text:p/>
          </table:table-cell>
          <table:table-cell office:value-type="string">
            <text:p>INS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link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>n0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1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>n0n0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2</text:p>
          </table:table-cell>
          <table:table-cell office:value-type="string">
            <text:p/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3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>n0n0n0, n0n0n2, n0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4</text:p>
          </table:table-cell>
          <table:table-cell office:value-type="string">
            <text:p/>
          </table:table-cell>
          <table:table-cell office:value-type="string">
            <text:p>Half-fiel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5</text:p>
          </table:table-cell>
          <table:table-cell office:value-type="string">
            <text:p/>
          </table:table-cell>
          <table:table-cell office:value-type="string">
            <text:p>Fas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>n0n0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n0</text:p>
          </table:table-cell>
          <table:table-cell office:value-type="string">
            <text:p/>
          </table:table-cell>
          <table:table-cell office:value-type="string">
            <text:p>R5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/>
          </table:table-cell>
          <table:table-cell office:value-type="string">
            <text:p>n0n1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n1</text:p>
          </table:table-cell>
          <table:table-cell office:value-type="string">
            <text:p/>
          </table:table-cell>
          <table:table-cell office:value-type="string">
            <text:p>R1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/>
          </table:table-cell>
          <table:table-cell office:value-type="string">
            <text:p>n0n1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n2</text:p>
          </table:table-cell>
          <table:table-cell office:value-type="string">
            <text:p/>
          </table:table-cell>
          <table:table-cell office:value-type="string">
            <text:p>R2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n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>n0n1n0, n0n1n1, n0n1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n0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00.0">
            <text:p>36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>n0n2n0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n2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>n0n2n0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n3</text:p>
          </table:table-cell>
          <table:table-cell office:value-type="string">
            <text:p/>
          </table:table-cell>
          <table:table-cell office:value-type="string">
            <text:p>Fas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>n0n2n1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1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>n0n2n1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2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>n0n2n1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>n0n2n1n0, n0n2n1n1, n0n2n1n2, n0n2n1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>n0n2n1n0, n0n2n1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>n0n2n1n4, n0n2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3</text:p>
          </table:table-cell>
          <table:table-cell office:value-type="string">
            <text:p/>
          </table:table-cell>
          <table:table-cell office:value-type="string">
            <text:p>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>n0n2n1n5, n0n2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4</text:p>
          </table:table-cell>
          <table:table-cell office:value-type="string">
            <text:p/>
          </table:table-cell>
          <table:table-cell office:value-type="string">
            <text:p>Fast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>n0n2n1n5, n0n2n0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3</text:p>
          </table:table-cell>
          <table:table-cell office:value-type="string">
            <text:p/>
          </table:table-cell>
          <table:table-cell office:value-type="string">
            <text:p>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n2n3, n0n6n2, n0n6n1, n0n6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4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n2n2, n0n6n0, n0n6n2, n0n6n1, n0n0n3, n0n1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5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n2n4, n0n0n5, n0n6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0</text:p>
          </table:table-cell>
          <table:table-cell office:value-type="string">
            <text:p/>
          </table:table-cell>
          <table:table-cell office:value-type="string">
            <text:p>Classi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>n0n6n3n2, n0n6n3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1</text:p>
          </table:table-cell>
          <table:table-cell office:value-type="string">
            <text:p/>
          </table:table-cell>
          <table:table-cell office:value-type="string">
            <text:p>TF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>n0n6n3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2</text:p>
          </table:table-cell>
          <table:table-cell office:value-type="string">
            <text:p/>
          </table:table-cell>
          <table:table-cell office:value-type="string">
            <text:p>TF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>n0n6n3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0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/>
          </table:table-cell>
          <table:table-cell office:value-type="string">
            <text:p>n0n6n3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1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2</text:p>
          </table:table-cell>
          <table:table-cell office:value-type="string">
            <text:p/>
          </table:table-cell>
          <table:table-cell office:value-type="string">
            <text:p>Stand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>n0n6n3n0, n0n6n3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3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>n0n6n3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4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>n0n6n3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5</text:p>
          </table:table-cell>
          <table:table-cell office:value-type="string">
            <text:p/>
          </table:table-cell>
          <table:table-cell office:value-type="string">
            <text:p>userFilter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customfilter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6</text:p>
          </table:table-cell>
          <table:table-cell office:value-type="string">
            <text:p/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>n0n6n3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>Mask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/>
          </table:table-cell>
          <table:table-cell office:value-type="string">
            <text:p>Dispers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/>
          </table:table-cell>
          <table:table-cell office:value-type="string">
            <text:p>Fil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/>
          </table:table-cell>
          <table:table-cell office:value-type="string">
            <text:p>Classic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